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ource Code Pro" svg:font-family="'Source Code Pr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center" style:justify-single-word="false"/>
      <style:text-properties style:font-name="Liberation Sans" fo:font-size="20pt" fo:language="fr" fo:country="FR" style:font-size-asian="20pt" style:font-size-complex="20pt"/>
    </style:style>
    <style:style style:name="P3" style:family="paragraph" style:parent-style-name="Standard">
      <style:text-properties style:font-name="Liberation Sans" fo:font-size="16pt" fo:language="fr" fo:country="FR"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Liberation Sans" fo:font-size="16pt" fo:language="fr" fo:country="FR"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5" style:family="paragraph" style:parent-style-name="Standard">
      <style:text-properties style:font-name="Liberation Sans" fo:font-size="16pt" fo:language="fr" fo:country="FR" style:font-size-asian="16pt" style:font-size-complex="16pt"/>
    </style:style>
    <style:style style:name="P6" style:family="paragraph" style:parent-style-name="Standard">
      <style:paragraph-properties fo:text-align="justify" style:justify-single-word="false"/>
      <style:text-properties style:font-name="Liberation Sans" fo:font-size="13pt" fo:language="fr" fo:country="FR" style:font-size-asian="13pt" style:font-size-complex="16pt"/>
    </style:style>
    <style:style style:name="P7" style:family="paragraph" style:parent-style-name="Standard">
      <style:paragraph-properties fo:text-align="justify" style:justify-single-word="false"/>
      <style:text-properties style:font-name="Liberation Sans" fo:font-size="13pt" fo:language="fr" fo:country="FR" style:font-size-asian="13pt"/>
    </style:style>
    <style:style style:name="P8" style:family="paragraph" style:parent-style-name="Standard">
      <style:text-properties style:font-name="Liberation Sans" fo:font-size="13pt" fo:language="fr" fo:country="FR" style:font-size-asian="13pt" style:font-size-complex="13pt"/>
    </style:style>
    <style:style style:name="P9" style:family="paragraph" style:parent-style-name="Standard">
      <style:paragraph-properties fo:text-align="justify" style:justify-single-word="false"/>
      <style:text-properties style:font-name="Liberation Sans" fo:font-size="13pt" fo:language="fr" fo:country="FR" style:font-size-asian="13pt" style:font-size-complex="13pt"/>
    </style:style>
    <style:style style:name="P10" style:family="paragraph" style:parent-style-name="Standard">
      <style:paragraph-properties fo:text-align="justify" style:justify-single-word="false"/>
      <style:text-properties style:font-name="Liberation Sans" fo:font-size="13pt" fo:language="fr" fo:country="FR" style:font-size-asian="13pt" style:font-size-complex="13pt" style:font-style-complex="italic"/>
    </style:style>
    <style:style style:name="P11" style:family="paragraph" style:parent-style-name="Standard">
      <style:text-properties style:font-name="Liberation Sans" fo:font-size="13pt" fo:language="fr" fo:country="FR" officeooo:rsid="001956a7" officeooo:paragraph-rsid="001956a7" style:font-size-asian="13pt" style:font-size-complex="13pt"/>
    </style:style>
    <style:style style:name="P12" style:family="paragraph" style:parent-style-name="Standard">
      <style:paragraph-properties fo:text-align="justify" style:justify-single-word="false"/>
      <style:text-properties style:font-name="Liberation Sans" fo:font-size="13pt" fo:language="fr" fo:country="FR" fo:font-weight="bold" style:font-size-asian="13pt" style:font-weight-asian="bold" style:font-size-complex="13pt" style:font-weight-complex="bold"/>
    </style:style>
    <style:style style:name="P13" style:family="paragraph" style:parent-style-name="Standard">
      <style:paragraph-properties fo:text-align="justify" style:justify-single-word="false"/>
      <style:text-properties style:font-name="Liberation Sans" fo:font-size="13pt" fo:language="fr" fo:country="FR" style:text-underline-style="solid" style:text-underline-width="auto" style:text-underline-color="font-color" style:text-underline-mode="continuous" style:text-overline-mode="continuous" style:text-line-through-mode="continuous" style:font-size-asian="13pt" style:font-size-complex="13pt"/>
    </style:style>
    <style:style style:name="P14" style:family="paragraph" style:parent-style-name="Standard">
      <style:paragraph-properties fo:text-align="justify" style:justify-single-word="false"/>
      <style:text-properties style:font-name="Liberation Sans" fo:font-size="17pt" fo:language="fr" fo:country="FR" style:text-underline-style="solid" style:text-underline-width="auto" style:text-underline-color="font-color" fo:font-weight="bold" style:text-underline-mode="continuous" style:text-overline-mode="continuous" style:text-line-through-mode="continuous" style:font-size-asian="17pt" style:font-weight-asian="bold" style:font-size-complex="16pt" style:font-weight-complex="bold"/>
    </style:style>
    <style:style style:name="P15" style:family="paragraph" style:parent-style-name="Standard">
      <style:paragraph-properties fo:text-align="justify" style:justify-single-word="false"/>
      <style:text-properties style:font-name="Liberation Sans" fo:language="fr" fo:country="FR"/>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officeooo:paragraph-rsid="001956a7"/>
    </style:style>
    <style:style style:name="P18" style:family="paragraph" style:parent-style-name="Standard">
      <style:paragraph-properties fo:text-align="justify" style:justify-single-word="false"/>
      <style:text-properties style:font-name="Source Code Pro" fo:font-size="13pt" fo:language="fr" fo:country="FR" fo:font-style="italic" style:font-size-asian="13pt" style:font-style-asian="italic" style:font-size-complex="13pt" style:font-style-complex="italic"/>
    </style:style>
    <style:style style:name="P19" style:family="paragraph" style:parent-style-name="Standard">
      <style:text-properties style:font-name="Source Code Pro" fo:font-size="13pt" fo:language="fr" fo:country="FR" fo:font-style="italic" officeooo:rsid="001956a7" officeooo:paragraph-rsid="001956a7" style:font-size-asian="13pt" style:font-style-asian="italic" style:font-size-complex="13pt" style:font-style-complex="italic"/>
    </style:style>
    <style:style style:name="P20" style:family="paragraph" style:parent-style-name="Standard">
      <style:text-properties style:font-name="Source Code Pro" fo:font-size="13pt" fo:language="fr" fo:country="FR" fo:font-style="italic" officeooo:rsid="001956a7" officeooo:paragraph-rsid="001af5d0" style:font-size-asian="13pt" style:font-style-asian="italic" style:font-size-complex="13pt" style:font-style-complex="italic"/>
    </style:style>
    <style:style style:name="P21" style:family="paragraph" style:parent-style-name="Standard">
      <style:paragraph-properties fo:text-align="justify" style:justify-single-word="false"/>
      <style:text-properties style:font-name="Source Code Pro" fo:font-size="13pt" fo:language="fr" fo:country="FR" style:font-size-asian="13pt" style:font-size-complex="13pt"/>
    </style:style>
    <style:style style:name="P22" style:family="paragraph" style:parent-style-name="Standard">
      <style:paragraph-properties fo:text-align="justify" style:justify-single-word="false"/>
      <style:text-properties style:font-name="Source Code Pro" fo:font-size="13pt" fo:language="fr" fo:country="FR" style:font-size-asian="13pt" style:font-size-complex="13pt" style:font-style-complex="italic"/>
    </style:style>
    <style:style style:name="P23" style:family="paragraph" style:parent-style-name="Standard">
      <style:paragraph-properties fo:text-align="justify" style:justify-single-word="false"/>
      <style:text-properties style:font-name="Source Code Pro" fo:font-size="13pt" fo:font-style="italic" style:font-size-asian="13pt" style:font-style-asian="italic" style:font-size-complex="13pt" style:font-style-complex="italic"/>
    </style:style>
    <style:style style:name="P24" style:family="paragraph" style:parent-style-name="Standard">
      <style:paragraph-properties fo:text-align="justify" style:justify-single-word="false"/>
      <style:text-properties style:font-name="Source Code Pro" fo:font-size="13pt" style:font-size-asian="13pt" style:font-size-complex="13pt"/>
    </style:style>
    <style:style style:name="P25" style:family="paragraph" style:parent-style-name="Standard">
      <style:paragraph-properties fo:text-align="justify" style:justify-single-word="false"/>
      <style:text-properties fo:language="fr" fo:country="FR"/>
    </style:style>
    <style:style style:name="P26" style:family="paragraph" style:parent-style-name="Standard">
      <style:paragraph-properties fo:margin-left="3.752cm" fo:margin-right="0cm" fo:text-align="justify" style:justify-single-word="false" fo:text-indent="0.012cm" style:auto-text-indent="false">
        <style:tab-stops/>
      </style:paragraph-properties>
    </style:style>
    <style:style style:name="P27" style:family="paragraph" style:parent-style-name="Standard">
      <style:paragraph-properties fo:margin-left="2.501cm" fo:margin-right="0cm" fo:text-align="justify" style:justify-single-word="false" fo:text-indent="0.019cm" style:auto-text-indent="false">
        <style:tab-stops/>
      </style:paragraph-properties>
    </style:style>
    <style:style style:name="P28" style:family="paragraph" style:parent-style-name="Standard">
      <style:paragraph-properties fo:margin-left="2.501cm" fo:margin-right="0cm" fo:text-align="justify" style:justify-single-word="false" fo:text-indent="0.012cm" style:auto-text-indent="false">
        <style:tab-stops/>
      </style:paragraph-properties>
    </style:style>
    <style:style style:name="P29" style:family="paragraph" style:parent-style-name="Standard">
      <style:paragraph-properties fo:margin-left="2.501cm" fo:margin-right="0cm" fo:text-align="justify" style:justify-single-word="false" fo:text-indent="0cm" style:auto-text-indent="false">
        <style:tab-stops/>
      </style:paragraph-properties>
    </style:style>
    <style:style style:name="P30" style:family="paragraph" style:parent-style-name="Standard">
      <style:paragraph-properties fo:margin-left="2.501cm" fo:margin-right="0cm" fo:text-align="justify" style:justify-single-word="false" fo:text-indent="0cm" style:auto-text-indent="false">
        <style:tab-stops/>
      </style:paragraph-properties>
      <style:text-properties style:font-name="Liberation Sans" fo:font-size="13pt" fo:language="fr" fo:country="FR" style:font-size-asian="13pt" style:font-size-complex="13pt"/>
    </style:style>
    <style:style style:name="P31" style:family="paragraph" style:parent-style-name="Standard">
      <style:paragraph-properties fo:margin-left="1.251cm" fo:margin-right="0cm" fo:text-align="justify" style:justify-single-word="false" fo:text-indent="1.251cm" style:auto-text-indent="false">
        <style:tab-stops/>
      </style:paragraph-properties>
    </style:style>
    <style:style style:name="P32" style:family="paragraph" style:parent-style-name="Standard">
      <style:paragraph-properties fo:margin-left="2.501cm" fo:margin-right="0cm" fo:text-align="justify" style:justify-single-word="false" fo:text-indent="1.251cm" style:auto-text-indent="false">
        <style:tab-stops/>
      </style:paragraph-properties>
      <style:text-properties style:font-name="Source Code Pro" fo:font-size="13pt" fo:language="fr" fo:country="FR" style:font-size-asian="13pt" style:font-size-complex="13pt"/>
    </style:style>
    <style:style style:name="P33" style:family="paragraph" style:parent-style-name="Standard">
      <style:paragraph-properties fo:margin-left="1.251cm" fo:margin-right="0cm" fo:text-align="justify" style:justify-single-word="false" fo:text-indent="0cm" style:auto-text-indent="false">
        <style:tab-stops/>
      </style:paragraph-properties>
      <style:text-properties style:font-name="Liberation Sans" fo:language="fr" fo:country="FR"/>
    </style:style>
    <style:style style:name="P34" style:family="paragraph" style:parent-style-name="Standard">
      <style:paragraph-properties fo:margin-left="1.251cm" fo:margin-right="0cm" fo:text-align="justify" style:justify-single-word="false" fo:text-indent="0cm" style:auto-text-indent="false">
        <style:tab-stops/>
      </style:paragraph-properties>
      <style:text-properties style:font-name="Liberation Sans" fo:language="fr" fo:country="FR" officeooo:rsid="001956a7" officeooo:paragraph-rsid="001956a7"/>
    </style:style>
    <style:style style:name="P35" style:family="paragraph" style:parent-style-name="Standard">
      <style:paragraph-properties fo:margin-left="1.251cm" fo:margin-right="0cm" fo:text-align="justify" style:justify-single-word="false" fo:text-indent="0cm" style:auto-text-indent="false">
        <style:tab-stops/>
      </style:paragraph-properties>
      <style:text-properties style:font-name="Liberation Sans" fo:language="fr" fo:country="FR" officeooo:rsid="001956a7" officeooo:paragraph-rsid="001af5d0"/>
    </style:style>
    <style:style style:name="P36" style:family="paragraph" style:parent-style-name="Standard">
      <style:paragraph-properties fo:margin-left="0cm" fo:margin-right="0cm" fo:text-align="justify" style:justify-single-word="false" fo:text-indent="0cm" style:auto-text-indent="false">
        <style:tab-stops/>
      </style:paragraph-properties>
      <style:text-properties style:font-name="Liberation Sans" fo:font-size="12pt" fo:language="fr" fo:country="FR" fo:font-style="normal" officeooo:rsid="001956a7" officeooo:paragraph-rsid="001956a7" style:font-size-asian="12pt" style:font-style-asian="normal" style:font-size-complex="12pt" style:font-style-complex="normal"/>
    </style:style>
    <style:style style:name="P37" style:family="paragraph" style:parent-style-name="Standard">
      <style:paragraph-properties fo:margin-left="0cm" fo:margin-right="0cm" fo:text-align="justify" style:justify-single-word="false" fo:text-indent="0cm" style:auto-text-indent="false">
        <style:tab-stops/>
      </style:paragraph-properties>
      <style:text-properties style:font-name="Liberation Sans" fo:font-size="13pt" fo:language="fr" fo:country="FR" fo:font-style="italic" officeooo:rsid="001956a7" officeooo:paragraph-rsid="001af5d0" style:font-size-asian="13pt" style:font-style-asian="italic" style:font-size-complex="13pt" style:font-style-complex="italic"/>
    </style:style>
    <style:style style:name="P38" style:family="paragraph" style:parent-style-name="Standard" style:master-page-name="MP0">
      <style:paragraph-properties fo:text-align="center" style:justify-single-word="false" style:page-number="auto" fo:break-before="page"/>
      <style:text-properties style:font-name="Liberation Sans" fo:font-size="20pt" fo:language="fr" fo:country="FR" style:font-size-asian="20pt" style:font-size-complex="20pt"/>
    </style:style>
    <style:style style:name="P39" style:family="paragraph" style:parent-style-name="Standard">
      <style:paragraph-properties fo:margin-left="0cm" fo:margin-right="0cm" fo:text-align="justify" style:justify-single-word="false" fo:text-indent="0cm" style:auto-text-indent="false">
        <style:tab-stops/>
      </style:paragraph-properties>
      <style:text-properties style:font-name="Liberation Sans" fo:font-size="13pt" fo:language="fr" fo:country="FR" fo:font-style="italic" officeooo:rsid="001956a7" officeooo:paragraph-rsid="001d7184" style:font-size-asian="13pt" style:font-style-asian="italic" style:font-size-complex="13pt" style:font-style-complex="italic"/>
    </style:style>
    <style:style style:name="P40" style:family="paragraph">
      <style:paragraph-properties fo:margin-left="0cm" fo:margin-right="0cm" fo:margin-top="0cm" fo:margin-bottom="0.318cm" fo:line-height="90%" fo:text-align="center" fo:text-indent="0cm" style:punctuation-wrap="hanging" style:writing-mode="lr-tb">
        <style:tab-stops/>
      </style:paragraph-properties>
    </style:style>
    <style:style style:name="P41" style:family="paragraph">
      <loext:graphic-properties draw:fill="solid" draw:fill-color="#4f81bd" draw:opacity="100%"/>
      <style:paragraph-properties style:writing-mode="lr-tb" style:font-independent-line-spacing="false"/>
    </style:style>
    <style:style style:name="P42" style:family="paragraph">
      <loext:graphic-properties draw:fill="solid" draw:fill-color="#b2c1db" draw:opacity="100%"/>
      <style:paragraph-properties style:writing-mode="lr-tb" style:font-independent-line-spacing="false"/>
    </style:style>
    <style:style style:name="P43" style:family="paragraph">
      <loext:graphic-properties draw:fill="none"/>
      <style:paragraph-properties style:writing-mode="lr-tb"/>
    </style:style>
    <style:style style:name="P44" style:family="paragraph">
      <loext:graphic-properties draw:fill="solid" draw:fill-color="#ffffff" draw:opacity="100%"/>
      <style:paragraph-properties style:writing-mode="lr-tb"/>
    </style:style>
    <style:style style:name="T1" style:family="text">
      <style:text-properties style:font-name="Liberation Sans" fo:font-size="13pt" fo:language="fr" fo:country="FR" style:text-underline-style="solid" style:text-underline-width="auto" style:text-underline-color="font-color" style:text-underline-mode="continuous" style:text-overline-mode="continuous" style:text-line-through-mode="continuous" style:font-size-asian="13pt" style:font-size-complex="13pt"/>
    </style:style>
    <style:style style:name="T2" style:family="text">
      <style:text-properties style:font-name="Liberation Sans" fo:font-size="13pt" fo:language="fr" fo:country="FR" style:font-size-asian="13pt"/>
    </style:style>
    <style:style style:name="T3" style:family="text">
      <style:text-properties style:font-name="Liberation Sans" fo:font-size="13pt" fo:language="fr" fo:country="FR" style:font-size-asian="13pt" style:font-size-complex="13pt"/>
    </style:style>
    <style:style style:name="T4" style:family="text">
      <style:text-properties style:font-name="Liberation Sans" fo:font-size="13pt" fo:language="fr" fo:country="FR" style:font-size-asian="13pt" style:font-size-complex="13pt" style:font-style-complex="italic"/>
    </style:style>
    <style:style style:name="T5" style:family="text">
      <style:text-properties style:font-name="Liberation Sans" fo:font-size="13pt" fo:language="fr" fo:country="FR" style:font-size-asian="13pt" style:language-asian="fr" style:country-asian="FR" style:font-size-complex="13pt" style:language-complex="ar" style:country-complex="SA"/>
    </style:style>
    <style:style style:name="T6" style:family="text">
      <style:text-properties style:font-name="Liberation Sans" fo:font-size="13pt" fo:language="fr" fo:country="FR" fo:font-weight="bold" style:font-size-asian="13pt" style:font-weight-asian="bold" style:font-size-complex="13pt" style:font-weight-complex="bold"/>
    </style:style>
    <style:style style:name="T7" style:family="text">
      <style:text-properties style:font-name="Liberation Sans" fo:font-size="13pt" fo:language="fr" fo:country="FR" fo:font-style="italic" style:font-size-asian="13pt" style:font-style-asian="italic" style:font-size-complex="13pt" style:font-style-complex="italic"/>
    </style:style>
    <style:style style:name="T8" style:family="text">
      <style:text-properties style:font-name="Liberation Sans" fo:font-size="13pt" style:font-size-asian="13pt" style:font-size-complex="13pt"/>
    </style:style>
    <style:style style:name="T9" style:family="text">
      <style:text-properties style:font-name="Source Code Pro" fo:font-size="13pt" fo:language="fr" fo:country="FR" style:font-size-asian="13pt" style:font-size-complex="13pt"/>
    </style:style>
    <style:style style:name="T10" style:family="text">
      <style:text-properties style:font-name="Source Code Pro" fo:font-size="13pt" fo:language="fr" fo:country="FR" fo:font-style="italic" style:font-size-asian="13pt" style:font-style-asian="italic" style:font-size-complex="13pt"/>
    </style:style>
    <style:style style:name="T11" style:family="text">
      <style:text-properties style:font-name="Source Code Pro" fo:font-size="13pt" fo:language="fr" fo:country="FR" fo:font-style="italic" style:font-size-asian="13pt" style:font-style-asian="italic" style:font-size-complex="13pt" style:font-style-complex="italic"/>
    </style:style>
    <style:style style:name="T12" style:family="text">
      <style:text-properties style:font-name="Source Code Pro" fo:font-size="13pt" fo:language="fr" fo:country="FR" fo:font-style="italic" fo:font-weight="bold" style:font-size-asian="13pt" style:font-style-asian="italic" style:font-weight-asian="bold" style:font-size-complex="13pt" style:font-style-complex="italic" style:font-weight-complex="bold"/>
    </style:style>
    <style:style style:name="T13" style:family="text">
      <style:text-properties style:font-name="Source Code Pro" fo:font-size="13pt" fo:font-style="italic" style:font-size-asian="13pt" style:font-style-asian="italic" style:font-size-complex="13pt" style:font-style-complex="italic"/>
    </style:style>
    <style:style style:name="T14" style:family="text">
      <style:text-properties style:font-name="Source Code Pro" fo:font-size="13pt" fo:font-style="italic" officeooo:rsid="001956a7" style:font-size-asian="13pt" style:font-style-asian="italic" style:font-size-complex="13pt" style:font-style-complex="italic"/>
    </style:style>
    <style:style style:name="T15" style:family="text">
      <style:text-properties style:font-name="Source Code Pro" fo:font-size="13pt" style:font-size-asian="13pt" style:font-size-complex="13pt"/>
    </style:style>
    <style:style style:name="T16" style:family="text">
      <style:text-properties style:font-name="Source Code Pro" officeooo:rsid="001af5d0"/>
    </style:style>
    <style:style style:name="T17" style:family="text">
      <style:text-properties fo:font-size="13pt" fo:font-style="italic" style:font-size-asian="13pt" style:font-style-asian="italic" style:font-size-complex="13pt" style:font-style-complex="italic"/>
    </style:style>
    <style:style style:name="T18" style:family="text">
      <style:text-properties fo:font-size="13pt" fo:font-style="italic" officeooo:rsid="001af5d0" style:font-size-asian="13pt" style:font-style-asian="italic" style:font-size-complex="13pt" style:font-style-complex="italic"/>
    </style:style>
    <style:style style:name="T19" style:family="text">
      <style:text-properties officeooo:rsid="001956a7"/>
    </style:style>
    <style:style style:name="T20" style:family="text">
      <style:text-properties officeooo:rsid="001af5d0"/>
    </style:style>
    <style:style style:name="T21" style:family="text">
      <style:text-properties officeooo:rsid="001d7184"/>
    </style:style>
    <style:style style:name="T22" style:family="text">
      <style:text-properties fo:font-variant="normal" fo:text-transform="none" fo:color="#ffffff" style:text-line-through-style="none" style:text-line-through-type="none" style:text-position="0% 100%" style:font-name="Calibri" fo:font-size="21pt" fo:letter-spacing="normal" fo:language="fr" fo:country="FR" fo:font-style="normal" style:text-underline-style="none" fo:font-weight="normal" style:text-underline-mode="continuous" style:text-overline-mode="continuous" style:text-line-through-mode="continuous" style:letter-kerning="true" style:font-size-asian="21pt" style:font-style-asian="normal" style:font-weight-asian="normal" style:font-size-complex="21pt" style:font-style-complex="normal" style:font-weight-complex="normal"/>
    </style:style>
    <style:style style:name="T23" style:family="text">
      <style:text-properties fo:language="fr" fo:country="FR"/>
    </style:style>
    <style:style style:name="T24" style:family="text">
      <style:text-properties fo:font-size="13pt" fo:language="fr" fo:country="FR" style:font-size-asian="13pt" style:font-size-complex="13pt"/>
    </style:style>
    <style:style style:name="gr1" style:family="graphic">
      <style:graphic-properties style:run-through="background" style:vertical-pos="top" style:vertical-rel="baseline" style:horizontal-pos="from-left" style:horizontal-rel="paragraph" draw:wrap-influence-on-position="once-concurrent" style:flow-with-text="false"/>
    </style:style>
    <style:style style:name="gr2" style:family="graphic">
      <style:graphic-properties draw:stroke="solid" svg:stroke-width="0.071cm" svg:stroke-color="#ffffff" svg:stroke-opacity="100%" draw:fill="solid" draw:fill-color="#4f81bd" draw:opacity="100%" draw:textarea-horizontal-align="center" draw:textarea-vertical-align="middle" draw:auto-grow-height="false" draw:auto-grow-width="false" fo:padding-top="0.288cm" fo:padding-bottom="0.288cm" fo:padding-left="0.288cm" fo:padding-right="0.288cm" fo:wrap-option="wrap" style:run-through="background"/>
    </style:style>
    <style:style style:name="gr3" style:family="graphic">
      <style:graphic-properties draw:stroke="none" draw:fill="solid" draw:fill-color="#b2c1db" draw:opacity="100%" draw:textarea-horizontal-align="center" draw:textarea-vertical-align="middle" draw:auto-grow-height="false" draw:auto-grow-width="false" fo:padding-top="0cm" fo:padding-bottom="0.25cm" fo:padding-left="0.199cm" fo:padding-right="0.199cm" fo:wrap-option="wrap" style:run-through="background"/>
    </style:style>
    <style:style style:name="gr4" style:family="graphic">
      <style:graphic-properties draw:stroke="solid" svg:stroke-width="0.026cm" svg:stroke-color="#000000" draw:marker-end="a6" svg:stroke-opacity="100%" draw:stroke-linejoin="round" draw:fill="none" fo:padding-top="-0.017cm" fo:padding-bottom="-0.017cm" fo:padding-left="-0.017cm" fo:padding-right="-0.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000000" svg:stroke-opacity="100%" draw:stroke-linejoin="round" draw:fill="none" fo:padding-top="-0.017cm" fo:padding-bottom="-0.017cm" fo:padding-left="-0.017cm" fo:padding-right="-0.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000000" svg:stroke-opacity="100%" draw:stroke-linejoin="miter" draw:fill="solid" draw:fill-color="#ffffff" draw:opacity="100%" draw:textarea-vertical-align="top" draw:auto-grow-height="false" draw:auto-grow-width="false" fo:min-height="2.055cm" fo:min-width="0.734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6cm" svg:stroke-color="#000000" svg:stroke-opacity="100%" draw:stroke-linejoin="miter" draw:fill="solid" draw:fill-color="#ffffff" draw:opacity="100%" draw:textarea-vertical-align="top" draw:auto-grow-height="false" draw:auto-grow-width="false" fo:min-height="5.196cm" fo:min-width="1.365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ocumentation</text:p>
      <text:p text:style-name="P2"/>
      <text:p text:style-name="P3">Sommaire :</text:p>
      <text:p text:style-name="P5"><text:tab/></text:p>
      <text:p text:style-name="P5"><text:tab/>I. Structure du programme</text:p>
      <text:p text:style-name="P5"><text:tab/><text:tab/>A) Au plus haut niveau</text:p>
      <text:p text:style-name="P5"><text:tab/><text:tab/>B) A l’intérieur du code et du dossier Source</text:p>
      <text:p text:style-name="P5"><text:tab/><text:tab/>C) Formatage des dialogues</text:p>
      <text:p text:style-name="P5"><text:tab/>II. Les scènes</text:p>
      <text:p text:style-name="P5"><text:tab/><text:tab/>A) Déclaration type d’une scène</text:p>
      <text:p text:style-name="P5"><text:tab/><text:tab/>B) Le concept d’actions</text:p>
      <text:p text:style-name="P5"><text:tab/><text:tab/>C) Des aides bienvenues</text:p>
      <text:p text:style-name="P5"><text:tab/><text:tab/>D) Inclure des énigmes</text:p>
      <text:p text:style-name="P5"><text:tab/><text:tab/>E) Notes importantes</text:p>
      <text:p text:style-name="P5"/>
      <text:p text:style-name="P4">I. Structure du programme</text:p>
      <text:p text:style-name="P6">Le projet est fortement basé sur pygame, c'est pourquoi je vous incite à aller regarder la documentation à cette URL: http://www.pygame.org/docs/</text:p>
      <text:p text:style-name="P14"/>
      <text:p text:style-name="P7">Le programme est divisé en divers dossiers et fichiers situés à différent niveaux</text:p>
      <text:p text:style-name="P7">/!\ Ne touchez pas aux fichiers __init__.py. Ils peuvent paraître inutiles car ils ne contiennent rien mais python s’en sert pour détecter les dossiers comme des bibliothèques, ce qui nous permet de tout séparer plutôt que d’avoir un énorme fichier avec tout le code.</text:p>
      <text:p text:style-name="P7">Je ne vais détailler ici que les fichiers/dossiers importants pour notre jeu.</text:p>
      <text:p text:style-name="P15"/>
      <text:p text:style-name="P16"><text:span text:style-name="Police_20_par_20_défaut"><text:span text:style-name="T1">A) Au plus haut niveau</text:span></text:span></text:p>
      <text:p text:style-name="P16"><text:span text:style-name="Police_20_par_20_défaut"><text:span text:style-name="T3">Dossier Dialogues : Contient tous les dialogues du jeu sous forme de « .txt »</text:span></text:span></text:p>
      <text:p text:style-name="P16"><text:span text:style-name="Police_20_par_20_défaut"><text:span text:style-name="T3"><text:tab/><text:tab/><text:tab/>Le nom de chaque fichier sans l’extension doit être le même que <text:tab/><text:tab/><text:tab/><text:tab/>celui de la scène auquel il appartient (voir </text:span></text:span><text:span text:style-name="Police_20_par_20_défaut"><text:span text:style-name="T6">II.Les scènes</text:span></text:span><text:span text:style-name="Police_20_par_20_défaut"><text:span text:style-name="T3">).</text:span></text:span></text:p>
      <text:p text:style-name="P16"><text:span text:style-name="Police_20_par_20_défaut"><text:span text:style-name="T3"><text:tab/><text:tab/><text:tab/>/!\ Si un dialogue est situé autre part que dans ce dossier, le jeu n’a <text:tab/><text:tab/><text:tab/> <text:s text:c="3"/>aucun moyen de savoir où il se trouve, cela provoquera donc une <text:tab/><text:tab/><text:tab/> <text:s text:c="3"/>erreur</text:span></text:span></text:p>
      <text:p text:style-name="P16"><text:span text:style-name="Police_20_par_20_défaut"><text:span text:style-name="T3">Dossier Images : Contient toutes les images du jeu, séparé en deux dossiers : <text:tab/><text:tab/><text:tab/><text:tab/><text:tab/>« Backgrounds » pour tous les fonds d’écrans du jeu.</text:span></text:span></text:p>
      <text:p text:style-name="P9"><text:tab/><text:tab/><text:tab/>« Objets » pour tous les objets du jeu.</text:p>
      <text:p text:style-name="P9"><text:tab/><text:tab/><text:tab/>Il n’y a actuellement aucune convention pour nommer les images</text:p>
      <text:p text:style-name="P26"><text:span text:style-name="Police_20_par_20_défaut"><text:span text:style-name="T3">/!\ Chaque objet créé par les scènes est rendu directement à <text:tab/><text:tab/> l ‘échelle 1:1, n’hésitez donc pas à les redimensionner dans un logiciel d’édition (comme GIMP ou Photoshop) pour obtenir la taille <text:s text:c="10"/>voulue.</text:span></text:span></text:p>
      <text:p text:style-name="P9"><text:soft-page-break/><text:tab/><text:tab/><text:tab/>/!\ Même avertissement que pour les dialogues, toutes les images <text:tab/><text:tab/><text:tab/><text:tab/> <text:s text:c="3"/>doivent se trouver dans leur dossier correspondant.</text:p>
      <text:p text:style-name="P9"/>
      <text:p text:style-name="P12"/>
      <text:p text:style-name="P16"><text:span text:style-name="Police_20_par_20_défaut"><text:span text:style-name="T3">Dossier Source : Contient tout le code du jeu (voir partie B).</text:span></text:span></text:p>
      <text:p text:style-name="P16"><text:span text:style-name="Police_20_par_20_défaut"><text:span text:style-name="T3">Fichier Main.py: Programme principal, le jeu ne peut se lancer qu’en cliquant sur ce <text:tab/><text:tab/><text:tab/>fichier ou en l’ouvrant avec le Shell.</text:span></text:span></text:p>
      <text:p text:style-name="P9"><text:tab/><text:tab/>/!\Faites donc très attention à ne rien modifier dans ce fichier ou à le <text:tab/><text:tab/><text:tab/> <text:s text:c="2"/>supprimer.</text:p>
      <text:p text:style-name="P16"><text:span text:style-name="Police_20_par_20_défaut"><text:span text:style-name="T3">Fichier save.txt : Emplacement de la sauvegarde du jeu, ne pas modifier sous peine<text:tab/><text:tab/><text:tab/> <text:s text:c="2"/>de corruption, ce qui ferait crasher le programme. Pour remettre la <text:tab/><text:tab/><text:tab/>sauvegarde à zéro, vous pouvez le supprimer ou utiliser le bouton dans le <text:tab/><text:tab/>menu principal prévu à cet effet.</text:span></text:span></text:p>
      <text:p text:style-name="P9"/>
      <text:p text:style-name="P16"><text:span text:style-name="Police_20_par_20_défaut"><text:span text:style-name="T1">B) A l’intérieur du code et du dossier Source :</text:span></text:span></text:p>
      <text:p text:style-name="P16"><text:span text:style-name="Police_20_par_20_défaut"><text:span text:style-name="T3">Dossier Commun : Contient tout le code des classes de base, vous n’aurez <text:tab/><text:tab/><text:tab/><text:tab/><text:tab/>normalement pas à y toucher sauf pour quelques ajouts décrits plus <text:tab/><text:tab/><text:tab/>bas.</text:span></text:span></text:p>
      <text:p text:style-name="P9"><text:tab/><text:tab/><text:tab/>/!\ Si vous avez un problème, un bug ou une suggestion <text:tab/><text:tab/><text:tab/><text:tab/>d’amélioration prévenez-moi pour que je puisse le régler au plus vite.</text:p>
      <text:p text:style-name="P16"><text:span text:style-name="Police_20_par_20_défaut"><text:span text:style-name="T3">Dossier Scènes: Contient toutes les scènes du jeu.</text:span></text:span></text:p>
      <text:p text:style-name="P16"><text:span text:style-name="Police_20_par_20_défaut"><text:span text:style-name="T3"><text:tab/><text:tab/><text:tab/>Pour savoir comment créer une scène, aller à </text:span></text:span><text:span text:style-name="Police_20_par_20_défaut"><text:span text:style-name="T6">II.Les scènes.</text:span></text:span></text:p>
      <text:p text:style-name="P9">Dossier Énigmes : Contient toutes les énigmes du jeu.</text:p>
      <text:p text:style-name="P16"><text:span text:style-name="Police_20_par_20_défaut"><text:span text:style-name="T3"><text:tab/><text:tab/><text:tab/>Les énigmes sont juste une application plus poussée des scènes</text:span></text:span></text:p>
      <text:p text:style-name="P12"/>
      <text:p text:style-name="P16"><text:span text:style-name="Police_20_par_20_défaut"><text:span text:style-name="T1">C) Formatage des dialogues :</text:span></text:span></text:p>
      <text:p text:style-name="P16"><text:span text:style-name="Police_20_par_20_défaut"><text:span text:style-name="T3">Étant donné qu’une scène peut avoir plusieurs dialogues mais un seul fichier contenant les dialogues, il a fallu trouver un moyen pour différencier les dialogues. Il y a donc un formatage spécial à respecter si vous voulez que votre dialogue soit reconnu. Le voici :</text:span></text:span></text:p>
      <text:p text:style-name="P18">-balise= « Texte »</text:p>
      <text:p text:style-name="P18"><text:tab/><text:tab/>« Suite texte »</text:p>
      <text:p text:style-name="P9"/>
      <text:p text:style-name="P18">-autre_balise= « Autre texte »</text:p>
      <text:p text:style-name="P13"/>
      <text:p text:style-name="P9">Les balises servent à retrouver le dialogue dans le fichier. Elles commencent obligatoirement par un « - » (de la touche 6 du clavier).Par convention, une balise est écrite en minuscules et si elle est composée de plusieurs mots, ceux-ci sont séparés par des « _ » (de la touche 8 du clavier).</text:p>
      <text:p text:style-name="P9">Les différents dialogues sont séparés par une ligne vide, ainsi, tout le texte entre guillemets (de la touche 3 du clavier) fait parti du dialogue associé à la balise située au dessus.</text:p>
      <text:p text:style-name="P16"><text:span text:style-name="Police_20_par_20_défaut"><text:span text:style-name="T3">Les dialogues seront décomposés en un tableau de mots par le jeu, qui remplira avec les deux lignes qui composent une boite de dialogue.</text:span></text:span></text:p>
      <text:p text:style-name="P9"><text:soft-page-break/>Si vous voulez forcer le jeu à arrêter de remplir les deux lignes actuelles pour reprendre aux deux lignes suivantes, il suffit d’ajouter le mot «!$!» dans votre dialogue.</text:p>
      <text:p text:style-name="P9"/>
      <text:p text:style-name="P4"/>
      <text:p text:style-name="P4">II. Les scènes</text:p>
      <text:p text:style-name="P4"/>
      <text:p text:style-name="P7">Une scène est un regroupement d'objets et d'images qui permet de faire différentes actions comme :</text:p>
      <text:p text:style-name="P7"><text:s/>- définir un fond d’écran</text:p>
      <text:p text:style-name="P7"><text:s/>- ajouter des objets avec une image</text:p>
      <text:p text:style-name="P7"><text:s/>- ajouter des dialogues et les afficher quand on le veut</text:p>
      <text:p text:style-name="P7"><text:s/>- etc.</text:p>
      <text:p text:style-name="P7"/>
      <text:p text:style-name="P7">/!\ Faites bien attention à différencier le nom propre de la scène (Ex: Exemple) et le nom de la classe de la scène (Ex: SceneExemple)</text:p>
      <text:p text:style-name="P15"/>
      <text:p text:style-name="P16"><text:span text:style-name="Police_20_par_20_défaut"><text:span text:style-name="T1">A) Déclaration type d’une scène</text:span></text:span></text:p>
      <text:p text:style-name="P9">Les morceaux de code seront écrits dans une autre police et en italique.</text:p>
      <text:p text:style-name="P16"><text:span text:style-name="Police_20_par_20_défaut"><text:span text:style-name="T3">Les fonctions ne retournent rien sauf si explicitement précisé.</text:span></text:span></text:p>
      <text:p text:style-name="P8"/>
      <text:p text:style-name="P23">from Source.Commun.ObjetBase import *</text:p>
      <text:p text:style-name="P23">from Source.Commun.SceneBase import *</text:p>
      <text:p text:style-name="P16"><text:span text:style-name="Police_20_par_20_défaut"><text:span text:style-name="T3">#Ces lignes sont obligatoires car elles importent les classes de base de notre scène <text:s/>#et de nos objets avec plein de fonctions prédéfinies.</text:span></text:span></text:p>
      <text:p text:style-name="P9"/>
      <text:p text:style-name="P18">class SceneVotreNom(Scene) :</text:p>
      <text:p text:style-name="P16"><text:span text:style-name="Police_20_par_20_défaut"><text:span text:style-name="T9"><text:tab/></text:span></text:span><text:span text:style-name="Police_20_par_20_défaut"><text:span text:style-name="T3">#On déclare une scène qui hérite de notre base importée précédemment</text:span></text:span></text:p>
      <text:p text:style-name="P9"><text:tab/>#par convention, le nom de la classe commence toujours par « Scene »</text:p>
      <text:p text:style-name="P9"/>
      <text:p text:style-name="P16"><text:span text:style-name="Police_20_par_20_défaut"><text:span text:style-name="T11"><text:tab/></text:span></text:span><text:span text:style-name="Police_20_par_20_défaut"><text:span text:style-name="T13">def __init__(self) :</text:span></text:span></text:p>
      <text:p text:style-name="P16"><text:span text:style-name="Police_20_par_20_défaut"><text:span text:style-name="T13"><text:tab/><text:tab/>SceneBase.__init__(self,nomScene)</text:span></text:span></text:p>
      <text:p text:style-name="P16"><text:span text:style-name="Police_20_par_20_défaut"><text:span text:style-name="T8"><text:tab/><text:tab/></text:span></text:span><text:span text:style-name="Police_20_par_20_défaut"><text:span text:style-name="T3">#Ligne obligatoire pour initialiser notre base.</text:span></text:span></text:p>
      <text:p text:style-name="P16"><text:span text:style-name="Police_20_par_20_défaut"><text:span text:style-name="T3"><text:tab/><text:tab/>#nomScene= string, optionnel (ex: « Introduction »)</text:span></text:span></text:p>
      <text:p text:style-name="P16"><text:span text:style-name="Police_20_par_20_défaut"><text:span text:style-name="T7"><text:tab/><text:tab/></text:span></text:span><text:span text:style-name="Police_20_par_20_défaut"><text:span text:style-name="T3">#le nom de votre scène est utilisé pour les dialogues et pour sauvegarder <text:tab/><text:tab/>#l’emplacement du personnage (si aucun nom n’est donné, le nom par <text:s text:c="2"/><text:tab/><text:tab/><text:tab/>#défaut est « Defaut »)</text:span></text:span></text:p>
      <text:p text:style-name="P16"><text:span text:style-name="Police_20_par_20_défaut"><text:span text:style-name="T3"><text:tab/><text:tab/>#/!\ ne doit pas contenir d’accents ou de signes tels que: &amp;é»’(-è_çà)=,etc.</text:span></text:span></text:p>
      <text:p text:style-name="P18"/>
      <text:p text:style-name="P16"><text:span text:style-name="Police_20_par_20_défaut"><text:span text:style-name="T11"><text:tab/><text:tab/>self.sauvegarderScene()</text:span></text:span><text:span text:style-name="Police_20_par_20_défaut"><text:span text:style-name="T7"><text:tab/><text:tab/></text:span></text:span></text:p>
      <text:p text:style-name="P27"><text:span text:style-name="Police_20_par_20_défaut"><text:span text:style-name="T3">#Ligne à utiliser uniquement <text:s/>si votre scène est utilisée comme lieu de #l’histoire. La sauvegarde est effectuée dans le fichier « save.txt »</text:span></text:span><text:span text:style-name="Police_20_par_20_défaut"><text:span text:style-name="T12"> </text:span></text:span><text:span text:style-name="Police_20_par_20_défaut"><text:span text:style-name="T3">et #utilise le nom propre de la scène</text:span></text:span></text:p>
      <text:p text:style-name="P16"><text:span text:style-name="Police_20_par_20_défaut"><text:span text:style-name="T3"><text:tab/><text:tab/>#/!\ à ne surtout pas utiliser si votre scène est utilisée dans une énigme ou <text:tab/><text:tab/>#si vous avez laissé le nom par défaut de la scène</text:span></text:span></text:p>
      <text:p text:style-name="P28"><text:soft-page-break/><text:span text:style-name="Police_20_par_20_défaut"><text:span text:style-name="T3">#/!\ soyez donc consistant avec le nom propre de votre scène, il ne doit #pas être changé une fois défini et doit être le même partout</text:span></text:span></text:p>
      <text:p text:style-name="P18"><text:tab/><text:tab/></text:p>
      <text:p text:style-name="P16"><text:span text:style-name="Police_20_par_20_défaut"><text:span text:style-name="T11"><text:tab/><text:tab/>self.setBackground(nomImage)</text:span></text:span></text:p>
      <text:p text:style-name="P16"><text:span text:style-name="Police_20_par_20_défaut"><text:span text:style-name="T3"><text:tab/><text:tab/>#permet de définir le fond d’écran de l’image</text:span></text:span></text:p>
      <text:p text:style-name="P16"><text:span text:style-name="Police_20_par_20_défaut"><text:span text:style-name="T3"><text:tab/><text:tab/># </text:span></text:span><text:span text:style-name="Police_20_par_20_défaut"><text:span text:style-name="T11">nomImage</text:span></text:span><text:span text:style-name="Police_20_par_20_défaut"><text:span text:style-name="T3"> = string, sans le chemin d’accès (ex : « qqch.jpg »)</text:span></text:span></text:p>
      <text:p text:style-name="P29"><text:span text:style-name="Police_20_par_20_défaut"><text:span text:style-name="T3">#/!\ Doit être au format HD (1280x720 px), sinon, une partie du fond sera #vide ou l'image "débordera" de l'écran</text:span></text:span></text:p>
      <text:p text:style-name="P9"/>
      <text:p text:style-name="P18"><text:tab/><text:tab/>self.ajouterObjet(objet) :</text:p>
      <text:p text:style-name="P31"><text:span text:style-name="Police_20_par_20_défaut"><text:span text:style-name="T3">#ajoute un objet sur la scène</text:span></text:span></text:p>
      <text:p text:style-name="P30">#objet : Objet, appartient à un pygame.sprite.Group,</text:p>
      <text:p text:style-name="P30">/!\un objet peut appartenir à plusieurs groupes (voir documentation <text:s/>#pygame) mais il est tout de même nécessaire que vous l'ajoutiez avec #cette fonction pour qu'il puisse être dessiné et que le programme puisse #interagir avec. </text:p>
      <text:p text:style-name="P9"/>
      <text:p text:style-name="P16"><text:span text:style-name="Police_20_par_20_défaut"><text:span text:style-name="T3"><text:tab/><text:tab/></text:span></text:span><text:span text:style-name="Police_20_par_20_défaut"><text:span text:style-name="T11">self.ajouterDialogue(balise,police,actions)</text:span></text:span></text:p>
      <text:p text:style-name="P16"><text:span text:style-name="Police_20_par_20_défaut"><text:span text:style-name="T11"><text:tab/><text:tab/></text:span></text:span><text:span text:style-name="Police_20_par_20_défaut"><text:span text:style-name="T3">#cherche le dialogue associé à « balise » dans le fichier de dialogues <text:tab/><text:tab/><text:tab/>#portant le nom propre de la scène</text:span></text:span></text:p>
      <text:p text:style-name="P16"><text:span text:style-name="Police_20_par_20_défaut"><text:span text:style-name="T3"><text:tab/><text:tab/>#balise = string, expliqué ci-dessus, permettra aussi d’ouvrir le dialogue <text:tab/><text:tab/><text:tab/>#plus tard</text:span></text:span></text:p>
      <text:p text:style-name="P16"><text:span text:style-name="Police_20_par_20_défaut"><text:span text:style-name="T3"><text:tab/><text:tab/>#police = string, optionnel, permet de charger le dialogue avec une <text:tab/><text:tab/><text:tab/><text:tab/>#police spécifique, est par défaut « Helvetica »</text:span></text:span></text:p>
      <text:p text:style-name="P16"><text:span text:style-name="Police_20_par_20_défaut"><text:span text:style-name="T3"><text:tab/><text:tab/>#actions = string, optionnel, l’action à effectuer quand le dialogue se <text:tab/><text:tab/><text:tab/>#terminera</text:span></text:span></text:p>
      <text:p text:style-name="P16"><text:span text:style-name="Police_20_par_20_défaut"><text:span text:style-name="T3"><text:tab/><text:tab/>#Si plusieurs actions sont voulues, il faut alors saisir un tuple contenant <text:tab/><text:tab/><text:tab/>les différentes actions (ex : (« Faireqqch », « FaireAutrechose »))</text:span></text:span></text:p>
      <text:p text:style-name="P9"/>
      <text:p text:style-name="P16"><text:span text:style-name="Police_20_par_20_défaut"><text:span text:style-name="T3"><text:tab/><text:tab/></text:span></text:span><text:span text:style-name="Police_20_par_20_défaut"><text:span text:style-name="T11">self.ouvrirDialogue(balise)</text:span></text:span></text:p>
      <text:p text:style-name="P16"><text:span text:style-name="Police_20_par_20_défaut"><text:span text:style-name="T3"><text:tab/><text:tab/>#ouvre le dialogue chargé précédemment avec la balise « balise »<text:tab/><text:tab/><text:tab/><text:tab/>#balise = string, <text:s/>expliqué ci-dessus</text:span></text:span></text:p>
      <text:p text:style-name="P16"><text:span text:style-name="Police_20_par_20_défaut"><text:span text:style-name="T3"><text:tab/><text:tab/>#Une fois qu’un dialogue est ouvert, aucune autre action n’est possible <text:tab/><text:tab/><text:tab/>#tant que ledit dialogue reste ouvert</text:span></text:span></text:p>
      <text:p text:style-name="P9"/>
      <text:p text:style-name="P13"/>
      <text:p text:style-name="P13"/>
      <text:p text:style-name="P13"/>
      <text:p text:style-name="P13"/>
      <text:p text:style-name="P16"><text:span text:style-name="Police_20_par_20_défaut"><text:span text:style-name="T1">B) Le concept d’actions</text:span></text:span></text:p>
      <text:p text:style-name="P9"/>
      <text:p text:style-name="P16"><text:span text:style-name="Police_20_par_20_défaut"><text:span text:style-name="T3">Nous avons vu précédemment que nous pouvions définir des actions aux dialogues et aux objets, pourtant nous n’avons pas vus à quoi servent ces actions. Il existe deux types d’actions, les actions générées par des objets et les actions générées par des dialogues. Dans le premier cas vous devrez surcharger la fonction "actionsEvent" (car </text:span></text:span><text:soft-page-break/><text:span text:style-name="Police_20_par_20_défaut"><text:span text:style-name="T3">les objets envoient des actions grâce à des pygame.Event) et dans le deuxième vous devrez surcharger la fonction "actionsDialogue". Voici un exemple d'utilisation des deux fonctions:</text:span></text:span></text:p>
      <text:p text:style-name="P9"/>
      <text:p text:style-name="P21"><text:tab/>def actionsEvent(self,dictionnaire) :</text:p>
      <text:p text:style-name="P21"><text:tab/><text:tab/>if "qqch" in dictionnaire:</text:p>
      <text:p text:style-name="P32">x = dictionnaire["qqch"]</text:p>
      <text:p text:style-name="P21"><text:tab/><text:tab/><text:tab/>faire ce que voulez avec x</text:p>
      <text:p text:style-name="P21"><text:tab/><text:tab/>elif "autreChose" in dictionnaire:</text:p>
      <text:p text:style-name="P21"><text:tab/><text:tab/><text:tab/>faire ce que voulez </text:p>
      <text:p text:style-name="P21"/>
      <text:p text:style-name="P16"><text:span text:style-name="Police_20_par_20_défaut"><text:span text:style-name="T9"><text:tab/></text:span></text:span><text:span text:style-name="Police_20_par_20_défaut"><text:span text:style-name="T15">def actionsDialogue(self,action) :</text:span></text:span></text:p>
      <text:p text:style-name="P24"><text:tab/><text:tab/>if "qqch" in action  :</text:p>
      <text:p text:style-name="P16"><text:span text:style-name="Police_20_par_20_défaut"><text:span text:style-name="T15"><text:tab/><text:tab/><text:tab/></text:span></text:span><text:span text:style-name="Police_20_par_20_défaut"><text:span text:style-name="T9">faire ce que voulez</text:span></text:span></text:p>
      <text:p text:style-name="P21"><text:tab/><text:tab/>elif "autreChose" in action:</text:p>
      <text:p text:style-name="P21"><text:tab/><text:tab/><text:tab/>faire ce que voulez</text:p>
      <text:p text:style-name="P21"/>
      <text:p text:style-name="P9">Quelques exemples d'actions: ouvrir une énigme, un dialogue,etc.</text:p>
      <text:p text:style-name="P16"><text:span text:style-name="Police_20_par_20_défaut"><text:span text:style-name="T3">Il peut s’agir d’une ouverture de dialogue ou d’énigme, plus généralement d’un appel de fonction ou un changement de variable.</text:span></text:span></text:p>
      <text:p text:style-name="P9"/>
      <text:p text:style-name="P9">La variable « dictionnaire » est un dictionnaire python qu'envoie un objet. Vous pouvez chercher la présence d'une certaine case dans le dictionnaire. Parfois juste la présence de la case suffit pour savoir quoi faire, mais d'autres fois, on peut avoir besoin de la valeur à l'intérieur de la case pour décider en conséquence. Tout dépend de l'action voulue et de celle envoyée par l'objet.</text:p>
      <text:p text:style-name="P16"><text:span text:style-name="Police_20_par_20_défaut"><text:span text:style-name="T3">La variable "action" est plus généralement un string ou un tuple de string.</text:span></text:span></text:p>
      <text:p text:style-name="P9"/>
      <text:p text:style-name="P13">Schéma en cascade représentant les actionsEvent :</text:p>
      <text:p text:style-name="P9"/>
      <text:p text:style-name="P9"/>
      <text:p text:style-name="P9"/>
      <text:p text:style-name="P9"/>
      <text:p text:style-name="P9"/>
      <text:p text:style-name="P9"/>
      <text:p text:style-name="P16"><draw:custom-shape text:anchor-type="paragraph" draw:z-index="7" draw:name="Rectangle 8" draw:style-name="gr7" draw:text-style-name="P44" svg:width="5.195cm" svg:height="1.364cm" svg:x="0.071cm" svg:y="5.413cm"><text:p><text:span text:style-name="T23">Si nomAction différent de « </text:span><text:span text:style-name="T24">ouvrirDialogue »</text:span></text:p><draw:enhanced-geometry svg:viewBox="0 0 21600 21600" draw:type="non-primitive" draw:enhanced-path="M 0 0 L 21600 0 21600 21600 0 21600 Z N"/></draw:custom-shape><draw:custom-shape text:anchor-type="paragraph" draw:z-index="6" draw:name="Rectangle 7" draw:style-name="gr7" draw:text-style-name="P44" svg:width="5.195cm" svg:height="1.364cm" svg:x="12.083cm" svg:y="1.799cm"><text:p><text:span text:style-name="T23">Si nomAction différent de « </text:span><text:span text:style-name="T24">changerScene »</text:span></text:p><draw:enhanced-geometry svg:viewBox="0 0 21600 21600" draw:type="non-primitive" draw:enhanced-path="M 0 0 L 21600 0 21600 21600 0 21600 Z N"/></draw:custom-shape><draw:custom-shape text:anchor-type="paragraph" draw:z-index="5" draw:name="Rectangle 6" draw:style-name="gr6" draw:text-style-name="P44" svg:width="2.056cm" svg:height="0.735cm" svg:x="11.594cm" svg:y="4.064cm"><text:p><text:span text:style-name="T23">Ordres</text:span></text:p><draw:enhanced-geometry svg:viewBox="0 0 21600 21600" draw:type="non-primitive" draw:enhanced-path="M 0 0 L 21600 0 21600 21600 0 21600 Z N"/></draw:custom-shape><draw:connector text:anchor-type="paragraph" draw:z-index="4" draw:name="AutoShape 5" draw:style-name="gr5" draw:text-style-name="P43" draw:type="line" svg:x1="9.687cm" svg:y1="4.387cm" svg:x2="11.381cm" svg:y2="4.387cm" svg:d="M9687 4387h1694" svg:viewBox="0 0 1695 2"><text:p/></draw:connector><draw:connector text:anchor-type="paragraph" draw:z-index="2" draw:name="AutoShape 3" draw:style-name="gr5" draw:text-style-name="P43" draw:type="line" svg:x1="9.613cm" svg:y1="7.851cm" svg:x2="11.381cm" svg:y2="7.851cm" svg:d="M9613 7851h1768" svg:viewBox="0 0 1769 2"><text:p/></draw:connector><draw:connector text:anchor-type="paragraph" draw:z-index="3" draw:name="AutoShape 4" draw:style-name="gr5" draw:text-style-name="P43" draw:type="line" svg:x1="11.381cm" svg:y1="0.965cm" svg:x2="11.381cm" svg:y2="7.851cm" svg:d="M11381 965v6886" svg:viewBox="0 0 2 6888"><text:p/></draw:connector><draw:connector text:anchor-type="paragraph" draw:z-index="1" draw:name="AutoShape 2" draw:style-name="gr4" draw:text-style-name="P43" draw:type="line" svg:x1="11.381cm" svg:y1="0.965cm" svg:x2="9.613cm" svg:y2="0.965cm" svg:d="M11381 965h-1768" svg:viewBox="0 0 1769 2"><text:p/></draw:connector><text:soft-page-break/><text:span text:style-name="Police_20_par_20_défaut"><text:span text:style-name="T5"><draw:g text:anchor-type="as-char" draw:z-index="0" draw:name="Diagramme 1" draw:style-name="gr1"><draw:custom-shape draw:style-name="gr2" draw:text-style-name="P41" svg:width="4.001cm" svg:height="2.223cm" svg:x="0cm" svg:y="0cm"><text:p text:style-name="P40"><text:span text:style-name="T22">Fenêtre principale</text:span></text:p><draw:enhanced-geometry svg:viewBox="0 0 1440179 800099" draw:text-areas="?f32 ?f34 ?f33 ?f35" draw:glue-points="?f20 ?f21 ?f22 ?f23 ?f24 ?f25 ?f26 ?f25 ?f27 ?f23 ?f28 ?f21 ?f28 ?f29 ?f27 ?f30 ?f26 ?f31 ?f24 ?f31 ?f22 ?f30 ?f20 ?f29 ?f20 ?f21" draw:type="non-primitive" draw:enhanced-path="M 0 80010 C 0 58790 8430 38439 23434 23434 38439 8429 58790 0 80010 0 L 1360169 0 C 1381389 0 1401740 8430 1416745 23434 1431750 38439 1440179 58790 1440179 80010 L 1440179 720089 C 1440179 741309 1431749 761660 1416745 776665 1401740 791670 1381389 800099 1360169 800099 L 80010 800099 C 58790 800099 38439 791669 23434 776665 8429 761660 0 741309 0 720089 L 0 8001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179"/><draw:equation draw:name="f7" draw:formula="?f4 / 800099"/><draw:equation draw:name="f8" draw:formula="0 * ?f5 / 1440179"/><draw:equation draw:name="f9" draw:formula="80010 * ?f4 / 800099"/><draw:equation draw:name="f10" draw:formula="23434 * ?f5 / 1440179"/><draw:equation draw:name="f11" draw:formula="23434 * ?f4 / 800099"/><draw:equation draw:name="f12" draw:formula="80010 * ?f5 / 1440179"/><draw:equation draw:name="f13" draw:formula="0 * ?f4 / 800099"/><draw:equation draw:name="f14" draw:formula="1360169 * ?f5 / 1440179"/><draw:equation draw:name="f15" draw:formula="1416745 * ?f5 / 1440179"/><draw:equation draw:name="f16" draw:formula="1440179 * ?f5 / 1440179"/><draw:equation draw:name="f17" draw:formula="720089 * ?f4 / 800099"/><draw:equation draw:name="f18" draw:formula="776665 * ?f4 / 800099"/><draw:equation draw:name="f19" draw:formula="800099 * ?f4 / 800099"/><draw:equation draw:name="f20" draw:formula="?f8 / ?f6"/><draw:equation draw:name="f21" draw:formula="?f9 / ?f7"/><draw:equation draw:name="f22" draw:formula="?f10 / ?f6"/><draw:equation draw:name="f23" draw:formula="?f11 / ?f7"/><draw:equation draw:name="f24" draw:formula="?f12 / ?f6"/><draw:equation draw:name="f25" draw:formula="?f13 / ?f7"/><draw:equation draw:name="f26" draw:formula="?f14 / ?f6"/><draw:equation draw:name="f27" draw:formula="?f15 / ?f6"/><draw:equation draw:name="f28" draw:formula="?f16 / ?f6"/><draw:equation draw:name="f29" draw:formula="?f17 / ?f7"/><draw:equation draw:name="f30" draw:formula="?f18 / ?f7"/><draw:equation draw:name="f31" draw:formula="?f19 / ?f7"/><draw:equation draw:name="f32" draw:formula="?f0 / ?f6"/><draw:equation draw:name="f33" draw:formula="?f1 / ?f6"/><draw:equation draw:name="f34" draw:formula="?f2 / ?f7"/><draw:equation draw:name="f35" draw:formula="?f3 / ?f7"/></draw:enhanced-geometry></draw:custom-shape><draw:custom-shape draw:style-name="gr3" draw:text-style-name="P42" svg:width="0.999cm" svg:height="0.833cm" svg:x="1.501cm" svg:y="2.362cm"><text:p/><draw:enhanced-geometry svg:viewBox="0 0 300037 360044" draw:text-areas="?f24 ?f26 ?f25 ?f27" draw:glue-points="?f16 ?f17 ?f18 ?f17 ?f18 ?f19 ?f20 ?f21 ?f18 ?f22 ?f18 ?f23 ?f16 ?f23 ?f16 ?f17" draw:type="non-primitive" draw:enhanced-path="M 240029 1 L 240029 180023 300037 180023 150019 360043 0 180023 60008 180023 60008 1 240029 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037"/><draw:equation draw:name="f7" draw:formula="?f4 / 360044"/><draw:equation draw:name="f8" draw:formula="0 * ?f5 / 300037"/><draw:equation draw:name="f9" draw:formula="72009 * ?f4 / 360044"/><draw:equation draw:name="f10" draw:formula="150019 * ?f5 / 300037"/><draw:equation draw:name="f11" draw:formula="0 * ?f4 / 360044"/><draw:equation draw:name="f12" draw:formula="300037 * ?f5 / 300037"/><draw:equation draw:name="f13" draw:formula="180022 * ?f4 / 360044"/><draw:equation draw:name="f14" draw:formula="360044 * ?f4 / 360044"/><draw:equation draw:name="f15" draw:formula="288035 * ?f4 / 360044"/><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draw:style-name="gr2" draw:text-style-name="P41" svg:width="4.001cm" svg:height="2.223cm" svg:x="0cm" svg:y="3.334cm"><text:p text:style-name="P40"><text:span text:style-name="T22">Scene</text:span></text:p><draw:enhanced-geometry svg:viewBox="0 0 1440179 800099" draw:text-areas="?f32 ?f34 ?f33 ?f35" draw:glue-points="?f20 ?f21 ?f22 ?f23 ?f24 ?f25 ?f26 ?f25 ?f27 ?f23 ?f28 ?f21 ?f28 ?f29 ?f27 ?f30 ?f26 ?f31 ?f24 ?f31 ?f22 ?f30 ?f20 ?f29 ?f20 ?f21" draw:type="non-primitive" draw:enhanced-path="M 0 80010 C 0 58790 8430 38439 23434 23434 38439 8429 58790 0 80010 0 L 1360169 0 C 1381389 0 1401740 8430 1416745 23434 1431750 38439 1440179 58790 1440179 80010 L 1440179 720089 C 1440179 741309 1431749 761660 1416745 776665 1401740 791670 1381389 800099 1360169 800099 L 80010 800099 C 58790 800099 38439 791669 23434 776665 8429 761660 0 741309 0 720089 L 0 8001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179"/><draw:equation draw:name="f7" draw:formula="?f4 / 800099"/><draw:equation draw:name="f8" draw:formula="0 * ?f5 / 1440179"/><draw:equation draw:name="f9" draw:formula="80010 * ?f4 / 800099"/><draw:equation draw:name="f10" draw:formula="23434 * ?f5 / 1440179"/><draw:equation draw:name="f11" draw:formula="23434 * ?f4 / 800099"/><draw:equation draw:name="f12" draw:formula="80010 * ?f5 / 1440179"/><draw:equation draw:name="f13" draw:formula="0 * ?f4 / 800099"/><draw:equation draw:name="f14" draw:formula="1360169 * ?f5 / 1440179"/><draw:equation draw:name="f15" draw:formula="1416745 * ?f5 / 1440179"/><draw:equation draw:name="f16" draw:formula="1440179 * ?f5 / 1440179"/><draw:equation draw:name="f17" draw:formula="720089 * ?f4 / 800099"/><draw:equation draw:name="f18" draw:formula="776665 * ?f4 / 800099"/><draw:equation draw:name="f19" draw:formula="800099 * ?f4 / 800099"/><draw:equation draw:name="f20" draw:formula="?f8 / ?f6"/><draw:equation draw:name="f21" draw:formula="?f9 / ?f7"/><draw:equation draw:name="f22" draw:formula="?f10 / ?f6"/><draw:equation draw:name="f23" draw:formula="?f11 / ?f7"/><draw:equation draw:name="f24" draw:formula="?f12 / ?f6"/><draw:equation draw:name="f25" draw:formula="?f13 / ?f7"/><draw:equation draw:name="f26" draw:formula="?f14 / ?f6"/><draw:equation draw:name="f27" draw:formula="?f15 / ?f6"/><draw:equation draw:name="f28" draw:formula="?f16 / ?f6"/><draw:equation draw:name="f29" draw:formula="?f17 / ?f7"/><draw:equation draw:name="f30" draw:formula="?f18 / ?f7"/><draw:equation draw:name="f31" draw:formula="?f19 / ?f7"/><draw:equation draw:name="f32" draw:formula="?f0 / ?f6"/><draw:equation draw:name="f33" draw:formula="?f1 / ?f6"/><draw:equation draw:name="f34" draw:formula="?f2 / ?f7"/><draw:equation draw:name="f35" draw:formula="?f3 / ?f7"/></draw:enhanced-geometry></draw:custom-shape><draw:custom-shape draw:style-name="gr3" draw:text-style-name="P42" svg:width="0.999cm" svg:height="0.833cm" svg:x="1.501cm" svg:y="5.696cm"><text:p/><draw:enhanced-geometry svg:viewBox="0 0 300037 360044" draw:text-areas="?f24 ?f26 ?f25 ?f27" draw:glue-points="?f16 ?f17 ?f18 ?f17 ?f18 ?f19 ?f20 ?f21 ?f18 ?f22 ?f18 ?f23 ?f16 ?f23 ?f16 ?f17" draw:type="non-primitive" draw:enhanced-path="M 240029 1 L 240029 180023 300037 180023 150019 360043 0 180023 60008 180023 60008 1 240029 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037"/><draw:equation draw:name="f7" draw:formula="?f4 / 360044"/><draw:equation draw:name="f8" draw:formula="0 * ?f5 / 300037"/><draw:equation draw:name="f9" draw:formula="72009 * ?f4 / 360044"/><draw:equation draw:name="f10" draw:formula="150019 * ?f5 / 300037"/><draw:equation draw:name="f11" draw:formula="0 * ?f4 / 360044"/><draw:equation draw:name="f12" draw:formula="300037 * ?f5 / 300037"/><draw:equation draw:name="f13" draw:formula="180022 * ?f4 / 360044"/><draw:equation draw:name="f14" draw:formula="360044 * ?f4 / 360044"/><draw:equation draw:name="f15" draw:formula="288035 * ?f4 / 360044"/><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draw:style-name="gr2" draw:text-style-name="P41" svg:width="4.001cm" svg:height="2.223cm" svg:x="0cm" svg:y="6.668cm"><text:p text:style-name="P40"><text:span text:style-name="T22">Objet</text:span></text:p><draw:enhanced-geometry svg:viewBox="0 0 1440179 800099" draw:text-areas="?f32 ?f34 ?f33 ?f35" draw:glue-points="?f20 ?f21 ?f22 ?f23 ?f24 ?f25 ?f26 ?f25 ?f27 ?f23 ?f28 ?f21 ?f28 ?f29 ?f27 ?f30 ?f26 ?f31 ?f24 ?f31 ?f22 ?f30 ?f20 ?f29 ?f20 ?f21" draw:type="non-primitive" draw:enhanced-path="M 0 80010 C 0 58790 8430 38439 23434 23434 38439 8429 58790 0 80010 0 L 1360169 0 C 1381389 0 1401740 8430 1416745 23434 1431750 38439 1440179 58790 1440179 80010 L 1440179 720089 C 1440179 741309 1431749 761660 1416745 776665 1401740 791670 1381389 800099 1360169 800099 L 80010 800099 C 58790 800099 38439 791669 23434 776665 8429 761660 0 741309 0 720089 L 0 8001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0179"/><draw:equation draw:name="f7" draw:formula="?f4 / 800099"/><draw:equation draw:name="f8" draw:formula="0 * ?f5 / 1440179"/><draw:equation draw:name="f9" draw:formula="80010 * ?f4 / 800099"/><draw:equation draw:name="f10" draw:formula="23434 * ?f5 / 1440179"/><draw:equation draw:name="f11" draw:formula="23434 * ?f4 / 800099"/><draw:equation draw:name="f12" draw:formula="80010 * ?f5 / 1440179"/><draw:equation draw:name="f13" draw:formula="0 * ?f4 / 800099"/><draw:equation draw:name="f14" draw:formula="1360169 * ?f5 / 1440179"/><draw:equation draw:name="f15" draw:formula="1416745 * ?f5 / 1440179"/><draw:equation draw:name="f16" draw:formula="1440179 * ?f5 / 1440179"/><draw:equation draw:name="f17" draw:formula="720089 * ?f4 / 800099"/><draw:equation draw:name="f18" draw:formula="776665 * ?f4 / 800099"/><draw:equation draw:name="f19" draw:formula="800099 * ?f4 / 800099"/><draw:equation draw:name="f20" draw:formula="?f8 / ?f6"/><draw:equation draw:name="f21" draw:formula="?f9 / ?f7"/><draw:equation draw:name="f22" draw:formula="?f10 / ?f6"/><draw:equation draw:name="f23" draw:formula="?f11 / ?f7"/><draw:equation draw:name="f24" draw:formula="?f12 / ?f6"/><draw:equation draw:name="f25" draw:formula="?f13 / ?f7"/><draw:equation draw:name="f26" draw:formula="?f14 / ?f6"/><draw:equation draw:name="f27" draw:formula="?f15 / ?f6"/><draw:equation draw:name="f28" draw:formula="?f16 / ?f6"/><draw:equation draw:name="f29" draw:formula="?f17 / ?f7"/><draw:equation draw:name="f30" draw:formula="?f18 / ?f7"/><draw:equation draw:name="f31" draw:formula="?f19 / ?f7"/><draw:equation draw:name="f32" draw:formula="?f0 / ?f6"/><draw:equation draw:name="f33" draw:formula="?f1 / ?f6"/><draw:equation draw:name="f34" draw:formula="?f2 / ?f7"/><draw:equation draw:name="f35" draw:formula="?f3 / ?f7"/></draw:enhanced-geometry></draw:custom-shape></draw:g></text:span></text:span></text:p>
      <text:p text:style-name="P9"/>
      <text:p text:style-name="P16"><text:span text:style-name="Police_20_par_20_défaut"><text:span text:style-name="T1">C) Autres fonctions de la classe "Scene":</text:span></text:span></text:p>
      <text:p text:style-name="P13"/>
      <text:p text:style-name="P18">self.sauvegarderEnigmeReussie(numeroEnigme)</text:p>
      <text:p text:style-name="P9">#Permet de mettre l'état d'une énigme à "réussie"</text:p>
      <text:p text:style-name="P9">#numeroEnigme: entier, identifiant numérique de l'énigme</text:p>
      <text:p text:style-name="P9"/>
      <text:p text:style-name="P9"/>
      <text:p text:style-name="P9"/>
      <text:p text:style-name="P16"><text:span text:style-name="Police_20_par_20_défaut"><text:span text:style-name="T11">self.estEnigmeReussie</text:span></text:span><text:span text:style-name="Police_20_par_20_défaut"><text:span text:style-name="T3">(</text:span></text:span><text:span text:style-name="Police_20_par_20_défaut"><text:span text:style-name="T11">numeroEnigme)</text:span></text:span></text:p>
      <text:p text:style-name="P9">#Permet de savoir l'état d'une énigme</text:p>
      <text:p text:style-name="P9">#numeroEnigme: entier, identifiant numérique de l'énigme</text:p>
      <text:p text:style-name="P9">#Retourne "True" si l'énigme est réussie et "False" si elle ne l'est pas</text:p>
      <text:p text:style-name="P9"/>
      <text:p text:style-name="P16"><text:span text:style-name="Police_20_par_20_défaut"><text:span text:style-name="T11">self.ordonnerAction</text:span></text:span><text:span text:style-name="Police_20_par_20_défaut"><text:span text:style-name="T3">(</text:span></text:span><text:span text:style-name="Police_20_par_20_défaut"><text:span text:style-name="T11">nomAction,valeurAction)</text:span></text:span></text:p>
      <text:p text:style-name="P16"><text:span text:style-name="Police_20_par_20_défaut"><text:span text:style-name="T3">#Permet d'envoyer un pygame.event à la fenêtre principale, actuellement, une seule est utile à utiliser dans ce contexte:</text:span></text:span></text:p>
      <text:p text:style-name="P9">-nomAction="changerScene",valeurAction=nomPropreScene -&gt; permet d'envoyer un ordre pour changer la scène actuelle. Par exemple, cela peut-être utile pour ouvrir une énigme après un certain dialogue.</text:p>
      <text:p text:style-name="P13"/>
      <text:p text:style-name="P13">D) Les objets</text:p>
      <text:p text:style-name="P8">Nous avons vu dans la partie A comment ajouter des objets à notre scène pour qu’ils soient rendu à l’écran et pris en compte pour les interactions. Nous allons maintenant voir comment créer ces objets à proprement parler.</text:p>
      <text:p text:style-name="P8">Vous devez tout d’abord créer une classe héritant de la classe « Objet » :</text:p>
      <text:p text:style-name="P8"/>
      <text:p text:style-name="P18">class ObjetVotreNom(Objet) :</text:p>
      <text:p text:style-name="P16"><text:soft-page-break/><text:span text:style-name="Police_20_par_20_défaut"><text:span text:style-name="T9"><text:tab/></text:span></text:span><text:span text:style-name="Police_20_par_20_défaut"><text:span text:style-name="T3">#On déclare un objet qui hérite de notre base importée dans la partie A</text:span></text:span></text:p>
      <text:p text:style-name="P25"/>
      <text:p text:style-name="P17"><text:span text:style-name="Police_20_par_20_défaut"><text:span text:style-name="T11"><text:tab/></text:span></text:span><text:span text:style-name="Police_20_par_20_défaut"><text:span text:style-name="T13">def __init__(self,nomImage,x,y,transparen</text:span></text:span><text:span text:style-name="Police_20_par_20_défaut"><text:span text:style-name="T14">ce,</text:span></text:span></text:p>
      <text:p text:style-name="P17"><text:span text:style-name="Police_20_par_20_défaut"><text:span text:style-name="T14"><text:tab/><text:tab/><text:tab/><text:tab/>onHoverCursor,visible</text:span></text:span><text:span text:style-name="Police_20_par_20_défaut"><text:span text:style-name="T13">) :</text:span></text:span></text:p>
      <text:p text:style-name="P33">#nomImage: string, nom de l’image représentant <text:s/>l’objet, située dans le dossier #« Images/Objets », toujours sans le chemin d’accès</text:p>
      <text:p text:style-name="P33">#x : entier, optionnel (défaut=0), l’abscisse du coin haut-gauche de l’image, par #rapport au coin haut-gauche de l’écran</text:p>
      <text:p text:style-name="P33">#y : entier, optionnel (défaut=0), l’ordonnée du coin haut-gauche de l’image, par #rapport au coin haut-gauche de l’écran</text:p>
      <text:p text:style-name="P33">#transparen<text:span text:style-name="T19">ce</text:span> : booléen, optionnel (défaut =False), si l’image possède un fond #transparent, la couleur transparente sera la couleur du pixel le plus en haut à gauche #de l’image</text:p>
      <text:p text:style-name="P35">#onHoverCursor :string, optionnel(défaut= « Defaut »), permet de choisir l’apparence #du curseur quand celui-ci survolera l’objet (Possibilités : <text:span text:style-name="T17">« </text:span><text:span text:style-name="T18">Defaut », </text:span>« FlecheHaut », #« FlecheDroite », « FlecheBas » et « FlecheGauche » )</text:p>
      <text:p text:style-name="P34">#visible : booléen, optionnel(défaut = True), permet de définir si l’objet est visible, c’est <text:span text:style-name="T20">#</text:span>à dire dessiné et pris en compte pour les clicks.</text:p>
      <text:p text:style-name="P15"/>
      <text:p text:style-name="P15">Il est important de noter que la hitbox de l’objet aura exactement la même taille que l’image, et cela même si elle est en partie transparente. Attention donc à ne pas créer des images trop grandes.</text:p>
      <text:p text:style-name="P15">La classe objet possède aussi plusieurs autres fonctions :</text:p>
      <text:p text:style-name="P15"/>
      <text:p text:style-name="P16"><text:span text:style-name="Police_20_par_20_défaut"><text:span text:style-name="T11">self.ordonnerAction</text:span></text:span><text:span text:style-name="Police_20_par_20_défaut"><text:span text:style-name="T10">(</text:span></text:span><text:span text:style-name="Police_20_par_20_défaut"><text:span text:style-name="T11">nomAction,valeurAction)</text:span></text:span></text:p>
      <text:p text:style-name="P9">#Permet d'envoyer un pygame.event à la fenêtre principale qui le fera redescendre si #nécessaire, voir B.</text:p>
      <text:p text:style-name="P9"/>
      <text:p text:style-name="P16"><text:span text:style-name="Police_20_par_20_défaut"><text:span text:style-name="T11">def onClick</text:span></text:span><text:span text:style-name="Police_20_par_20_défaut"><text:span text:style-name="T10">(self</text:span></text:span><text:span text:style-name="Police_20_par_20_défaut"><text:span text:style-name="T11">):</text:span></text:span></text:p>
      <text:p text:style-name="P10">#fonction à surcharger, cette fonction sera exécutée quand l’objet sera cliqué, une #grande partie du code se trouvera donc dedans</text:p>
      <text:p text:style-name="P18"/>
      <text:p text:style-name="P16"><text:span text:style-name="Police_20_par_20_défaut"><text:span text:style-name="T11">self.setPosition</text:span></text:span><text:span text:style-name="Police_20_par_20_défaut"><text:span text:style-name="T10">(x,y</text:span></text:span><text:span text:style-name="Police_20_par_20_défaut"><text:span text:style-name="T11">):</text:span></text:span></text:p>
      <text:p text:style-name="P16"><text:span text:style-name="Police_20_par_20_défaut"><text:span text:style-name="T4">#change la position de l’objet,</text:span></text:span><text:span text:style-name="Police_20_par_20_défaut"><text:span text:style-name="T2"> coordonnée du coin haut-gauche de l’image, par #rapport au coin haut-gauche de l’écran</text:span></text:span></text:p>
      <text:p text:style-name="P22"/>
      <text:p text:style-name="P16"><text:span text:style-name="Police_20_par_20_défaut"><text:span text:style-name="T11">self.getRect</text:span></text:span><text:span text:style-name="Police_20_par_20_défaut"><text:span text:style-name="T10">(</text:span></text:span><text:span text:style-name="Police_20_par_20_défaut"><text:span text:style-name="T11">):</text:span></text:span></text:p>
      <text:p text:style-name="P16"><text:span text:style-name="Police_20_par_20_défaut"><text:span text:style-name="T4">#permet d’obtenir la hitbox de l’objet sous forme de Rect (voir documentation #pygame)</text:span></text:span></text:p>
      <text:p text:style-name="P22"/>
      <text:p text:style-name="P16"><text:span text:style-name="Police_20_par_20_défaut"><text:span text:style-name="T11">self.setImage</text:span></text:span><text:span text:style-name="Police_20_par_20_défaut"><text:span text:style-name="T10">(</text:span></text:span><text:span text:style-name="Police_20_par_20_défaut"><text:span text:style-name="T11">):</text:span></text:span></text:p>
      <text:p text:style-name="P15">#permet de changer l’image représentant un objet, la hitbox associée est automatiquement <text:span text:style-name="T19">#</text:span>changée mais pas les coordonnées</text:p>
      <text:p text:style-name="P15">#nomImage: string, nom de l’image représentant <text:s/>l’objet, située dans le dossier #« Images/Objets », toujours sans le chemin d’accès</text:p>
      <text:p text:style-name="P15">#transparent : booléen, optionnel (défaut =False), si l’image possède un fond transparent, la #couleur transparente sera la couleur du pixel le plus en haut à gauche de l’image</text:p>
      <text:p text:style-name="P19"><text:soft-page-break/>self.setVisibility(visible) :</text:p>
      <text:p text:style-name="P36">#permet de définir si l’objet est visible, c’est à dire dessiné et pris en compte pour les clicks.</text:p>
      <text:p text:style-name="P36">#visible : booléen, optionnel(défaut = True)</text:p>
      <text:p text:style-name="P36"/>
      <text:p text:style-name="P19">self.getVisibility() :</text:p>
      <text:p text:style-name="P36">#permet de savoir si l’objet est visible, c’est à dire dessiné et pris en compte pour les clicks.</text:p>
      <text:p text:style-name="P36">#retourne un booléen (True pour visible et False pour invisible)</text:p>
      <text:p text:style-name="P11"/>
      <text:p text:style-name="P19">self.setOnHoverCursor(<text:span text:style-name="T20">nouveauType</text:span>) :</text:p>
      <text:p text:style-name="P37"><text:span text:style-name="T20">#</text:span>permet de choisir l’apparence #du curseur quand celui-ci survolera l’objet <text:span text:style-name="T20">#</text:span>(Possibilités : « <text:span text:style-name="T20">Defaut », </text:span>« FlecheHaut », #« FlecheDroite », « FlecheBas », <text:span text:style-name="T20">#</text:span>« FlecheGauche » ,« <text:span text:style-name="T21">Loupe » et « Dialogue »</text:span>)</text:p>
      <text:p text:style-name="P37">#<text:span text:style-name="T16">nouveauType </text:span> :string, optionnel(défaut= « Defaut »)</text:p>
      <text:p text:style-name="P37"/>
      <text:p text:style-name="P20">self.<text:span text:style-name="T20">g</text:span>etOnHoverCursor() :</text:p>
      <text:p text:style-name="P39"><text:span text:style-name="T20">#</text:span>permet de <text:span text:style-name="T20">savoir</text:span> l’apparence #du curseur quand celui-ci survolera l’objet <text:span text:style-name="T20">#</text:span>(Possibilités : « <text:span text:style-name="T20">Defaut », </text:span>« FlecheHaut », #« FlecheDroite », « FlecheBas », <text:span text:style-name="T20">#</text:span>« FlecheGauche » ,« <text:span text:style-name="T21">Loupe » et « Dialogue »</text:span>)</text:p>
      <text:p text:style-name="P37">#<text:span text:style-name="T20">retourne un « string » parmi ceux cités précedemment</text:span></text:p>
      <text:p text:style-name="P37"/>
      <text:p text:style-name="P13">D) Les énigmes dans tout ça ?</text:p>
      <text:p text:style-name="P13"/>
      <text:p text:style-name="P9">Vous avez sûrement du remarqué que nous n'avons quasiment pas parlé d'énigme, ce qui est un comble pour un "Professeur Layton-like/Escape Game numérique". Cela s'explique par le fait que les énigmes sont justes des scènes plus complexes qui ordonnent <text:s/>plusieurs choses après leur ordre de changement de scène pour que la nouvelle scène créée puisse récupérer les données importantes (ex: si l'énigme est réussie ou non) et décider de quoi faire en conséquence. Il ne faut aussi pas oublier de sauvegarder l’état de l’énigme grâce aux fonctions vues dans la partie précédente. Il faut juste placer les énigmes dans le dossier "Enigmes" et suivre les instructions des notes importantes en remplaçant <text:s/>le fichier Scene.</text:p>
      <text:p text:style-name="P9"/>
      <text:p text:style-name="P16"><text:span text:style-name="Police_20_par_20_défaut"><text:span text:style-name="T1">E) Notes importantes</text:span></text:span></text:p>
      <text:p text:style-name="P9"/>
      <text:p text:style-name="P9">Une fois que vous avez fini de créer votre scène, il reste encore quelques choses à faire :</text:p>
      <text:p text:style-name="P9">- Vous devez ajouter au <text:s/>début du fichier «Commun/FenetrePrincipale.py», suivant un <text:s/>ordre alphabétique, la ligne suivante «from Source.Scenes.nomFichierscene import *»</text:p>
      <text:p text:style-name="P9">Avec « nomFichierScene » le nom du fichier contenant votre scène, sans le « .py »</text:p>
      <text:p text:style-name="P9">(Ex : « from Source.Scenes.Introduction import * »)</text:p>
      <text:p text:style-name="P9">- <text:s/>Vous devez ajouter au dictionnaire «dictScene» de la classe «FenetrePrincipale» le <text:s text:c="2"/>nom propre de votre scène suivi du nom de la classe de votre scène, toujours de façon alphabétique.</text:p>
      <text:p text:style-name="P9">(Ex : « "Deux": SceneDeux, »)</text:p>
      <text:p text:style-name="P9">Il y a plusieurs choses importantes à noter avec cet exemple :</text:p>
      <text:p text:style-name="P16"><text:soft-page-break/><text:span text:style-name="Police_20_par_20_défaut"><text:span text:style-name="T3"><text:s text:c="2"/>-le nom de la scène est entre guillemet car c’est une chaîne de caractère (/!\revoir <text:s text:c="2"/><text:tab/><text:tab/>commentaire sur la consistance du nom propre)</text:span></text:span></text:p>
      <text:p text:style-name="P9"><text:s text:c="2"/>-les deux sont séparés par le symbole « : » (deux points)</text:p>
      <text:p text:style-name="P9"><text:s text:c="2"/>-le nom de la classe de la scène n’est pas entre guillemet et n’est pas suivi par un <text:tab/>« () » (Parenthèse ouverte et fermée) car c’est un « function object »(trop <text:tab/>compliqué à expliquer ici)</text:p>
      <text:p text:style-name="P9"><text:s text:c="2"/>-si votre ajout se situe avant une autre ligne du dictionnaire, ne pas oublier la virgule <text:tab/>à la fin de la lign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ource Code Pro" svg:font-family="'Source Code Pr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draw:marker draw:name="a6" svg:viewBox="0 0 20 30" svg:d="M10 0l-10 30h20z"/>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5pt"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size-complex="7pt" fo:hyphenate="false"/>
    </style:style>
    <style:style style:name="Police_20_par_20_défaut" style:display-name="Police par défaut" style:family="text"/>
    <style:style style:name="Pied_20_de_20_page_20_Car" style:display-name="Pied de page Car" style:family="text" style:parent-style-name="Police_20_par_20_défaut">
      <style:text-properties style:font-size-complex="10.5pt"/>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size-complex="7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Documentation des mécanismes du <text:s/>jeu – <text:s/>écrit par MINIER Arnaud-</text:p>
        <text:p text:style-name="MP1">Projet par THIRION Valentin, HUANG Yuehan et MINIER Arnau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dc:title/>
    <meta:initial-creator>cdi</meta:initial-creator>
    <meta:creation-date>2017-10-20T23:40:00Z</meta:creation-date>
    <dc:date>2019-05-04T09:48:13.628000000</dc:date>
    <meta:editing-cycles>8</meta:editing-cycles>
    <meta:editing-duration>PT4H9M28S</meta:editing-duration>
    <meta:document-statistic meta:table-count="0" meta:image-count="0" meta:object-count="0" meta:page-count="9" meta:paragraph-count="176" meta:word-count="2421" meta:character-count="15282" meta:non-whitespace-character-count="12767"/>
    <meta:template xlink:type="simple" xlink:actuate="onRequest" xlink:title="" xlink:href="Normal.dotm"/>
  </office:meta>
</office:document-meta>
</file>